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4d0" officeooo:paragraph-rsid="00056158"/>
    </style:style>
    <style:style style:name="P2" style:family="paragraph" style:parent-style-name="Standard">
      <style:text-properties officeooo:rsid="00056158" officeooo:paragraph-rsid="00056158"/>
    </style:style>
    <style:style style:name="P3" style:family="paragraph" style:parent-style-name="Standard">
      <style:text-properties officeooo:rsid="00073628" officeooo:paragraph-rsid="00073628"/>
    </style:style>
    <style:style style:name="P4" style:family="paragraph" style:parent-style-name="Standard">
      <style:text-properties officeooo:rsid="00073628" officeooo:paragraph-rsid="0008963b"/>
    </style:style>
    <style:style style:name="P5" style:family="paragraph" style:parent-style-name="Standard">
      <style:text-properties officeooo:rsid="00073628" officeooo:paragraph-rsid="000a758b"/>
    </style:style>
    <style:style style:name="P6" style:family="paragraph" style:parent-style-name="Standard">
      <style:text-properties officeooo:rsid="00077b8f" officeooo:paragraph-rsid="00077b8f"/>
    </style:style>
    <style:style style:name="P7" style:family="paragraph" style:parent-style-name="Standard">
      <style:text-properties officeooo:rsid="0008963b" officeooo:paragraph-rsid="0008963b"/>
    </style:style>
    <style:style style:name="P8" style:family="paragraph" style:parent-style-name="Standard">
      <style:text-properties officeooo:rsid="0009ef9a" officeooo:paragraph-rsid="0009ef9a"/>
    </style:style>
    <style:style style:name="P9" style:family="paragraph" style:parent-style-name="Standard">
      <style:text-properties officeooo:paragraph-rsid="0009ef9a"/>
    </style:style>
    <style:style style:name="P10" style:family="paragraph" style:parent-style-name="Standard">
      <style:text-properties officeooo:rsid="000a758b" officeooo:paragraph-rsid="000a758b"/>
    </style:style>
    <style:style style:name="P11" style:family="paragraph" style:parent-style-name="Standard">
      <style:text-properties officeooo:rsid="000b14ec" officeooo:paragraph-rsid="000b14ec"/>
    </style:style>
    <style:style style:name="P12" style:family="paragraph" style:parent-style-name="Standard">
      <style:text-properties officeooo:rsid="000bb960" officeooo:paragraph-rsid="000bb960"/>
    </style:style>
    <style:style style:name="P13" style:family="paragraph" style:parent-style-name="Standard">
      <style:text-properties officeooo:rsid="000c6354" officeooo:paragraph-rsid="00073628"/>
    </style:style>
    <style:style style:name="P14" style:family="paragraph" style:parent-style-name="Standard">
      <style:text-properties officeooo:rsid="000c6354" officeooo:paragraph-rsid="000d8c16"/>
    </style:style>
    <style:style style:name="P15" style:family="paragraph" style:parent-style-name="Standard">
      <style:text-properties fo:font-weight="bold" officeooo:rsid="000b14ec" officeooo:paragraph-rsid="000b14ec" style:font-weight-asian="bold" style:font-weight-complex="bold"/>
    </style:style>
    <style:style style:name="P16" style:family="paragraph" style:parent-style-name="Standard">
      <style:text-properties fo:font-weight="bold" officeooo:rsid="000bb960" officeooo:paragraph-rsid="000bb960" style:font-weight-asian="bold" style:font-weight-complex="bold"/>
    </style:style>
    <style:style style:name="P17" style:family="paragraph" style:parent-style-name="Standard">
      <style:text-properties fo:font-weight="bold" officeooo:rsid="000f1e32" officeooo:paragraph-rsid="000f1e32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4a4d0" officeooo:paragraph-rsid="00056158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73628" officeooo:paragraph-rsid="000d8c16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14b9c" officeooo:paragraph-rsid="00114b9c" style:font-weight-asian="bold" style:font-weight-complex="bold"/>
    </style:style>
    <style:style style:name="P21" style:family="paragraph" style:parent-style-name="Standard">
      <style:text-properties officeooo:rsid="001033f6" officeooo:paragraph-rsid="001033f6"/>
    </style:style>
    <style:style style:name="P22" style:family="paragraph" style:parent-style-name="Standard">
      <style:text-properties officeooo:rsid="00114b9c" officeooo:paragraph-rsid="000d8c16"/>
    </style:style>
    <style:style style:name="P23" style:family="paragraph" style:parent-style-name="Standard">
      <style:text-properties officeooo:rsid="0011c30b" officeooo:paragraph-rsid="0011c30b"/>
    </style:style>
    <style:style style:name="P24" style:family="paragraph" style:parent-style-name="Standard">
      <style:text-properties officeooo:rsid="0011c30b" officeooo:paragraph-rsid="001222e9"/>
    </style:style>
    <style:style style:name="P25" style:family="paragraph" style:parent-style-name="Standard">
      <style:text-properties officeooo:paragraph-rsid="0011c30b"/>
    </style:style>
    <style:style style:name="P26" style:family="paragraph" style:parent-style-name="Standard">
      <style:text-properties style:text-underline-style="none" fo:font-weight="normal" officeooo:rsid="0011c30b" officeooo:paragraph-rsid="0011c30b" style:font-weight-asian="normal" style:font-weight-complex="normal"/>
    </style:style>
    <style:style style:name="P27" style:family="paragraph" style:parent-style-name="Standard" style:list-style-name="L1">
      <style:text-properties officeooo:rsid="000c6354" officeooo:paragraph-rsid="000d8c16"/>
    </style:style>
    <style:style style:name="P28" style:family="paragraph" style:parent-style-name="Standard" style:list-style-name="L2">
      <style:text-properties officeooo:rsid="000c6354" officeooo:paragraph-rsid="000d8c16"/>
    </style:style>
    <style:style style:name="P29" style:family="paragraph" style:parent-style-name="Standard" style:list-style-name="L2">
      <style:text-properties officeooo:rsid="00073628" officeooo:paragraph-rsid="000d8c16"/>
    </style:style>
    <style:style style:name="P30" style:family="paragraph" style:parent-style-name="Standard" style:list-style-name="L7">
      <style:text-properties officeooo:rsid="00073628" officeooo:paragraph-rsid="00073628"/>
    </style:style>
    <style:style style:name="P31" style:family="paragraph" style:parent-style-name="Standard" style:list-style-name="L12">
      <style:text-properties officeooo:rsid="00073628" officeooo:paragraph-rsid="000eeb7d"/>
    </style:style>
    <style:style style:name="P32" style:family="paragraph" style:parent-style-name="Standard" style:list-style-name="L2">
      <style:text-properties officeooo:rsid="001033f6" officeooo:paragraph-rsid="001033f6"/>
    </style:style>
    <style:style style:name="P33" style:family="paragraph" style:parent-style-name="Standard">
      <style:text-properties officeooo:rsid="0011c30b" officeooo:paragraph-rsid="0015cfba"/>
    </style:style>
    <style:style style:name="P34" style:family="paragraph" style:parent-style-name="Standard" style:list-style-name="L4">
      <style:text-properties officeooo:rsid="0011c30b" officeooo:paragraph-rsid="0011c30b"/>
    </style:style>
    <style:style style:name="P35" style:family="paragraph" style:parent-style-name="Standard" style:list-style-name="L12">
      <style:text-properties officeooo:rsid="0011c30b" officeooo:paragraph-rsid="0011c30b"/>
    </style:style>
    <style:style style:name="P36" style:family="paragraph" style:parent-style-name="Standard" style:list-style-name="L3">
      <style:text-properties officeooo:paragraph-rsid="0015cfba"/>
    </style:style>
    <style:style style:name="P37" style:family="paragraph" style:parent-style-name="Standard" style:list-style-name="L4">
      <style:text-properties officeooo:paragraph-rsid="0015cfba"/>
    </style:style>
    <style:style style:name="P38" style:family="paragraph" style:parent-style-name="Standard" style:list-style-name="L5">
      <style:text-properties officeooo:rsid="001222e9" officeooo:paragraph-rsid="001222e9"/>
    </style:style>
    <style:style style:name="P39" style:family="paragraph" style:parent-style-name="Standard" style:list-style-name="L5">
      <style:text-properties officeooo:rsid="001222e9" officeooo:paragraph-rsid="0013de2b"/>
    </style:style>
    <style:style style:name="P40" style:family="paragraph" style:parent-style-name="Standard" style:list-style-name="L6">
      <style:text-properties officeooo:rsid="0004a4d0" officeooo:paragraph-rsid="00056158"/>
    </style:style>
    <style:style style:name="P41" style:family="paragraph" style:parent-style-name="Standard" style:list-style-name="L6">
      <style:text-properties officeooo:rsid="0004a4d0" officeooo:paragraph-rsid="0008963b"/>
    </style:style>
    <style:style style:name="P42" style:family="paragraph" style:parent-style-name="Standard" style:list-style-name="L7">
      <style:text-properties officeooo:rsid="00056158" officeooo:paragraph-rsid="00056158"/>
    </style:style>
    <style:style style:name="P43" style:family="paragraph" style:parent-style-name="Standard" style:list-style-name="L7">
      <style:text-properties officeooo:rsid="0006c881" officeooo:paragraph-rsid="0006c881"/>
    </style:style>
    <style:style style:name="P44" style:family="paragraph" style:parent-style-name="Standard" style:list-style-name="L8">
      <style:text-properties officeooo:rsid="00077b8f" officeooo:paragraph-rsid="00077b8f"/>
    </style:style>
    <style:style style:name="P45" style:family="paragraph" style:parent-style-name="Standard" style:list-style-name="L9">
      <style:text-properties officeooo:rsid="0008963b" officeooo:paragraph-rsid="0008963b"/>
    </style:style>
    <style:style style:name="P46" style:family="paragraph" style:parent-style-name="Standard" style:list-style-name="L10">
      <style:text-properties officeooo:paragraph-rsid="0009ef9a"/>
    </style:style>
    <style:style style:name="P47" style:family="paragraph" style:parent-style-name="Standard" style:list-style-name="L10">
      <style:text-properties officeooo:rsid="0009ef9a" officeooo:paragraph-rsid="0009ef9a"/>
    </style:style>
    <style:style style:name="P48" style:family="paragraph" style:parent-style-name="Standard" style:list-style-name="L11">
      <style:text-properties officeooo:rsid="000a758b" officeooo:paragraph-rsid="000a758b"/>
    </style:style>
    <style:style style:name="P49" style:family="paragraph" style:parent-style-name="Standard" style:list-style-name="L12">
      <style:text-properties officeooo:rsid="000bb960" officeooo:paragraph-rsid="000bb960"/>
    </style:style>
    <style:style style:name="P50" style:family="paragraph" style:parent-style-name="Standard" style:list-style-name="L12">
      <style:text-properties officeooo:rsid="000bb960" officeooo:paragraph-rsid="000eeb7d"/>
    </style:style>
    <style:style style:name="P51" style:family="paragraph" style:parent-style-name="Standard" style:list-style-name="L14">
      <style:text-properties officeooo:rsid="000bb960" officeooo:paragraph-rsid="000bb960"/>
    </style:style>
    <style:style style:name="P52" style:family="paragraph" style:parent-style-name="Standard" style:list-style-name="L12">
      <style:text-properties officeooo:rsid="000eeb7d" officeooo:paragraph-rsid="000eeb7d" fo:background-color="#ffffff"/>
    </style:style>
    <style:style style:name="P53" style:family="paragraph" style:parent-style-name="Standard" style:list-style-name="L12">
      <style:text-properties officeooo:rsid="000f1e32" officeooo:paragraph-rsid="000f1e32"/>
    </style:style>
    <style:style style:name="P54" style:family="paragraph" style:parent-style-name="Standard" style:list-style-name="L12">
      <style:text-properties officeooo:rsid="000f1e32" officeooo:paragraph-rsid="0011c30b"/>
    </style:style>
    <style:style style:name="P55" style:family="paragraph" style:parent-style-name="Standard" style:list-style-name="L12">
      <style:text-properties officeooo:rsid="000f1e32" officeooo:paragraph-rsid="000f1e32" fo:background-color="#ffff99"/>
    </style:style>
    <style:style style:name="P56" style:family="paragraph" style:parent-style-name="Standard" style:list-style-name="L13">
      <style:text-properties officeooo:rsid="000b14ec" officeooo:paragraph-rsid="000f1e32" fo:background-color="#ffff99"/>
    </style:style>
    <style:style style:name="P57" style:family="paragraph" style:parent-style-name="Standard" style:list-style-name="L13">
      <style:text-properties officeooo:rsid="000b14ec" officeooo:paragraph-rsid="000b14ec"/>
    </style:style>
    <style:style style:name="P58" style:family="paragraph" style:parent-style-name="Standard" style:list-style-name="L13">
      <style:text-properties officeooo:rsid="000b14ec" officeooo:paragraph-rsid="000f1e32"/>
    </style:style>
    <style:style style:name="P59" style:family="paragraph" style:parent-style-name="Standard" style:list-style-name="L14">
      <style:text-properties officeooo:rsid="000b14ec" officeooo:paragraph-rsid="000b14ec"/>
    </style:style>
    <style:style style:name="P60" style:family="paragraph" style:parent-style-name="Standard" style:list-style-name="L15">
      <style:text-properties fo:font-weight="normal" officeooo:rsid="00114b9c" officeooo:paragraph-rsid="00114b9c" style:font-weight-asian="normal" style:font-weight-complex="normal"/>
    </style:style>
    <style:style style:name="P61" style:family="paragraph" style:parent-style-name="Standard" style:list-style-name="L15">
      <style:text-properties officeooo:rsid="00114b9c" officeooo:paragraph-rsid="00114b9c"/>
    </style:style>
    <style:style style:name="P62" style:family="paragraph" style:parent-style-name="Standard">
      <style:text-properties officeooo:rsid="001a4367" officeooo:paragraph-rsid="001a4367"/>
    </style:style>
    <style:style style:name="P63" style:family="paragraph" style:parent-style-name="Standard">
      <style:text-properties officeooo:rsid="001a4367" officeooo:paragraph-rsid="001be86d"/>
    </style:style>
    <style:style style:name="T1" style:family="text">
      <style:text-properties officeooo:rsid="0004a4d0"/>
    </style:style>
    <style:style style:name="T2" style:family="text">
      <style:text-properties fo:color="#000080" style:font-name="DejaVu Sans Mono" fo:font-size="9pt" officeooo:rsid="0009ef9a"/>
    </style:style>
    <style:style style:name="T3" style:family="text">
      <style:text-properties officeooo:rsid="00066e94"/>
    </style:style>
    <style:style style:name="T4" style:family="text">
      <style:text-properties officeooo:rsid="00073628"/>
    </style:style>
    <style:style style:name="T5" style:family="text">
      <style:text-properties officeooo:rsid="0008963b"/>
    </style:style>
    <style:style style:name="T6" style:family="text">
      <style:text-properties fo:color="#000000" style:font-name="DejaVu Sans Mono" fo:font-size="9pt" officeooo:rsid="0009ef9a"/>
    </style:style>
    <style:style style:name="T7" style:family="text">
      <style:text-properties officeooo:rsid="0009ef9a"/>
    </style:style>
    <style:style style:name="T8" style:family="text">
      <style:text-properties officeooo:rsid="000a758b"/>
    </style:style>
    <style:style style:name="T9" style:family="text">
      <style:text-properties officeooo:rsid="000b14ec"/>
    </style:style>
    <style:style style:name="T10" style:family="text">
      <style:text-properties officeooo:rsid="000c6354"/>
    </style:style>
    <style:style style:name="T11" style:family="text">
      <style:text-properties officeooo:rsid="001033f6"/>
    </style:style>
    <style:style style:name="T12" style:family="text">
      <style:text-properties officeooo:rsid="00114b9c"/>
    </style:style>
    <style:style style:name="T13" style:family="text">
      <style:text-properties officeooo:rsid="0011c30b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0eeb7d" fo:background-color="#ffffff" loext:char-shading-value="0"/>
    </style:style>
    <style:style style:name="T16" style:family="text">
      <style:text-properties officeooo:rsid="001222e9"/>
    </style:style>
    <style:style style:name="T17" style:family="text">
      <style:text-properties officeooo:rsid="00165fcf"/>
    </style:style>
    <style:style style:name="T18" style:family="text">
      <style:text-properties officeooo:rsid="0017c2b2"/>
    </style:style>
    <style:style style:name="T19" style:family="text">
      <style:text-properties officeooo:rsid="0018939a"/>
    </style:style>
    <style:style style:name="T20" style:family="text">
      <style:text-properties officeooo:rsid="001a4367"/>
    </style:style>
    <style:style style:name="T21" style:family="text">
      <style:text-properties officeooo:rsid="001be8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aster R-CNN with Rotations</text:p>
      <text:p text:style-name="P1"/>
      <text:p text:style-name="P19">General Remarks</text:p>
      <text:p text:style-name="P14">The original source code can be found at <text:a xlink:type="simple" xlink:href="https://github.com/smallcorgi/Faster-RCNN_TF">https://github.com/smallcorgi/Faster-RCNN_TF</text:a>.</text:p>
      <text:p text:style-name="P14">Faster R-CNN is capable to detect objects and regress rectangular axis aligned bounding boxes. I've adapted it such that rectangular bounding boxes of any rotation can be predicted.</text:p>
      <text:p text:style-name="P22"/>
      <text:list xml:id="list5374411446990706009" text:style-name="L1">
        <text:list-item>
          <text:p text:style-name="P27">The network was tested on aerial images, where we detect buildings. So this version does currently not support more than one object class.</text:p>
        </text:list-item>
      </text:list>
      <text:list xml:id="list4554717303063095010" text:style-name="L2">
        <text:list-item>
          <text:p text:style-name="P29"><text:span text:style-name="T10">W</text:span>e do not use flipped images, as I augment my data otherwise.</text:p>
        </text:list-item>
        <text:list-item>
          <text:p text:style-name="P29"><text:span text:style-name="T10">I</text:span>'ve implemented a GPU version of the new roi pooling operation, but not CPU <text:span text:style-name="T10">and the roi pooling operation could be optimized in terms of efficiency.</text:span></text:p>
        </text:list-item>
        <text:list-item>
          <text:p text:style-name="P28">I ignore rois which cross image boundaries <text:span text:style-name="T11">(could be handled in a better way)</text:span></text:p>
        </text:list-item>
        <text:list-item>
          <text:p text:style-name="P32">All objects within one of my training images are rotated around the same angle. I assume that everything works fine even if this is not the case, but I did not verify this</text:p>
        </text:list-item>
      </text:list>
      <text:p text:style-name="P21"/>
      <text:p text:style-name="P20">Get Started</text:p>
      <text:p text:style-name="P26">Very similar to how you would get started with the original Faster R-CNN code. I repeat the main steps here:</text:p>
      <text:p text:style-name="P26"/>
      <text:p text:style-name="P33">1.) Clone the git repository (seems you have already done that)</text:p>
      <text:list xml:id="list5900616351230507342" text:style-name="L3">
        <text:list-item>
          <text:p text:style-name="P36">git clone --recursive <text:span text:style-name="T13">github_link</text:span></text:p>
        </text:list-item>
        <text:list-item>
          <text:p text:style-name="P36"/>
        </text:list-item>
      </text:list>
      <text:p text:style-name="P33">2.) Build the Cython modules</text:p>
      <text:list xml:id="list5305200702731709173" text:style-name="L4">
        <text:list-item>
          <text:p text:style-name="P37">cd $FRCN_ROOT/lib</text:p>
        </text:list-item>
        <text:list-item>
          <text:p text:style-name="P34">make</text:p>
        </text:list-item>
        <text:list-item>
          <text:p text:style-name="P34"/>
        </text:list-item>
      </text:list>
      <text:p text:style-name="P62">3.) In case you'd like to train your own model, download pretrained VGG model, see <text:a xlink:type="simple" xlink:href="https://github.com/smallcorgi/Faster-RCNN_TF"><text:span text:style-name="T10">https://github.com/smallcorgi/Faster-RCNN_TF</text:span></text:a><text:span text:style-name="T10"> </text:span>for a link</text:p>
      <text:p text:style-name="P63">→<text:span text:style-name="T21"> store it:$FRCN_ROOT/data/pretrained_model/VGG_imagenet.npy</text:span></text:p>
      <text:p text:style-name="P63"/>
      <text:p text:style-name="P62">4.) Download the model that I have trained for buildings from …</text:p>
      <text:p text:style-name="P63">→<text:span text:style-name="T21"> store it: $FRCN_ROOT/output/faster_rcnn_end2end_sI/building_train_hand_in/ VGGnet_fast_rcnn_iter_60000.ckpt</text:span></text:p>
      <text:p text:style-name="P63"/>
      <text:p text:style-name="P24"><text:span text:style-name="T20">5</text:span>.) <text:span text:style-name="T16">Run the demonstration</text:span></text:p>
      <text:list xml:id="list1950369884930574345" text:style-name="L5">
        <text:list-item>
          <text:p text:style-name="P38">cd $FRCN_ROOT/tools</text:p>
        </text:list-item>
        <text:list-item>
          <text:p text:style-name="P39">python2.7 building_evaluation_git.py --model '$FRCNN_ROOT/output/faster_rcnn_end2end_sI/building_train/VGGnet_fast_rcnn_iter_60000.ckpt --data '$FRCNN_ROOT/data/building_data/' </text:p>
        </text:list-item>
      </text:list>
      <text:p text:style-name="P23"/>
      <text:p text:style-name="P23">I use python2.7 with GPU support.</text:p>
      <text:p text:style-name="P25"/>
      <text:p text:style-name="P23"/>
      <text:p text:style-name="P23"/>
      <text:p text:style-name="P14"/>
      <text:p text:style-name="P20">Code Structure</text:p>
      <text:p text:style-name="P26">There are big parts of the code which were not changed with respect of the original Faster R-CNN code. In the following, I list <text:span text:style-name="T17">only</text:span> files which I <text:span text:style-name="T17">were adapted. For the remaining files you can assume that they were not changed with respect to the original code.</text:span></text:p>
      <text:p text:style-name="P20"/>
      <text:p text:style-name="P17"><text:soft-page-break/>lib</text:p>
      <text:p text:style-name="P1">lib/datasets</text:p>
      <text:list xml:id="list911395216520486424" text:style-name="L6">
        <text:list-item>
          <text:p text:style-name="P40">building.py </text:p>
          <text:list>
            <text:list-item>
              <text:p text:style-name="P40">load data (image size is hard coded,but could easily be changed)</text:p>
            </text:list-item>
            <text:list-item>
              <text:p text:style-name="P40">better write a new class for your own data</text:p>
            </text:list-item>
          </text:list>
        </text:list-item>
        <text:list-item>
          <text:p text:style-name="P41"><text:bookmark-start text:name="__DdeLink__0_2089240119"/>bld_eval.py</text:p>
          <text:list>
            <text:list-item>
              <text:p text:style-name="P41">only for testing, I do not need that and did not propperly check it<text:bookmark-end text:name="__DdeLink__0_2089240119"/></text:p>
            </text:list-item>
          </text:list>
        </text:list-item>
        <text:list-item>
          <text:p text:style-name="P41">factory.py</text:p>
          <text:list>
            <text:list-item>
              <text:p text:style-name="P41">I've added my dataset</text:p>
            </text:list-item>
          </text:list>
        </text:list-item>
        <text:list-item>
          <text:p text:style-name="P41">__init__.py</text:p>
          <text:list>
            <text:list-item>
              <text:p text:style-name="P41">import building</text:p>
            </text:list-item>
          </text:list>
        </text:list-item>
      </text:list>
      <text:p text:style-name="P2"/>
      <text:p text:style-name="P2">lib/fast_rcnn</text:p>
      <text:list xml:id="list8668101349872434374" text:style-name="L7">
        <text:list-item>
          <text:p text:style-name="P42">bbox_transform.py</text:p>
          <text:list>
            <text:list-item>
              <text:p text:style-name="P42">make sure, that rotated rectangles lay within the image area</text:p>
              <text:list>
                <text:list-item>
                  <text:p text:style-name="P42">so far we <text:span text:style-name="T3">consider the worst case instead of calculated angle → </text:span>could be done better</text:p>
                </text:list-item>
              </text:list>
            </text:list-item>
          </text:list>
        </text:list-item>
        <text:list-item>
          <text:p text:style-name="P42">train.py</text:p>
          <text:list>
            <text:list-item>
              <text:p text:style-name="P43">a very important file, <text:span text:style-name="T4">everything related to the loss function can be found here</text:span></text:p>
            </text:list-item>
            <text:list-item>
              <text:p text:style-name="P30">I've added the components for the angle<text:span text:style-name="T19">s</text:span></text:p>
            </text:list-item>
          </text:list>
        </text:list-item>
        <text:list-item>
          <text:p text:style-name="P42">test<text:span text:style-name="T1">.py</text:span></text:p>
          <text:list>
            <text:list-item>
              <text:p text:style-name="P42">I've adapted the function 'im_detect' and <text:span text:style-name="T3">added </text:span>'im_detect_heatmap' <text:span text:style-name="T3">(the second one is not necessary and was used for an intermediate visualization)</text:span></text:p>
            </text:list-item>
            <text:list-item>
              <text:p text:style-name="P42">Most of the other functions are only used for evaluation, but as I evaluate my results differently, I do not need them (so I did not check if the all <text:span text:style-name="T4">functions</text:span> work for the modified network)</text:p>
            </text:list-item>
          </text:list>
        </text:list-item>
      </text:list>
      <text:p text:style-name="P3"><text:bookmark-start text:name="__DdeLink__5_2089240119"/>lib/gt_data_layer</text:p>
      <text:p text:style-name="P3"><text:tab/>→ no changes<text:bookmark-end text:name="__DdeLink__5_2089240119"/></text:p>
      <text:p text:style-name="P3"/>
      <text:p text:style-name="P3">lib/networks</text:p>
      <text:list xml:id="list7791463167981786630" text:style-name="L8">
        <text:list-item>
          <text:p text:style-name="P44">network.py</text:p>
          <text:list>
            <text:list-item>
              <text:p text:style-name="P44">contains a class called 'Network' with many layers</text:p>
            </text:list-item>
            <text:list-item>
              <text:p text:style-name="P44">I've modified: roi_pool, proposal_layer, anchor target layer and proposal_target_layer</text:p>
            </text:list-item>
            <text:list-item>
              <text:p text:style-name="P44">all other layers remain unchanged with respect to the original Faster R-CNN code</text:p>
            </text:list-item>
          </text:list>
        </text:list-item>
        <text:list-item>
          <text:p text:style-name="P44">VGGnet_train.py</text:p>
          <text:list>
            <text:list-item>
              <text:p text:style-name="P44"><text:bookmark-start text:name="__DdeLink__3_2089240119"/>structure of the training network</text:p>
            </text:list-item>
            <text:list-item>
              <text:p text:style-name="P44">I've added everything necessary for rotation estimation<text:bookmark-end text:name="__DdeLink__3_2089240119"/></text:p>
            </text:list-item>
          </text:list>
        </text:list-item>
        <text:list-item>
          <text:p text:style-name="P44">VGGnet_train.py</text:p>
          <text:list>
            <text:list-item>
              <text:p text:style-name="P44">structure of the test network</text:p>
            </text:list-item>
            <text:list-item>
              <text:p text:style-name="P44">I've added everything necessary for rotation estimation</text:p>
            </text:list-item>
          </text:list>
        </text:list-item>
      </text:list>
      <text:p text:style-name="P6"/>
      <text:p text:style-name="P4">lib/<text:span text:style-name="T5">nms</text:span></text:p>
      <text:p text:style-name="P4"><text:tab/><text:bookmark-start text:name="__DdeLink__11_2089240119"/>→ no changes<text:bookmark-end text:name="__DdeLink__11_2089240119"/></text:p>
      <text:p text:style-name="P4"/>
      <text:p text:style-name="P7">lib/roi_data_layer.py</text:p>
      <text:list xml:id="list5004205489841529604" text:style-name="L9">
        <text:list-item>
          <text:p text:style-name="P45">minibatch.py</text:p>
          <text:list>
            <text:list-item>
              <text:p text:style-name="P45">add orientation to the blobs (lines 43-50)</text:p>
            </text:list-item>
          </text:list>
        </text:list-item>
        <text:list-item>
          <text:p text:style-name="P45">roidb.py</text:p>
          <text:list>
            <text:list-item>
              <text:p text:style-name="P45">a function called _compute_targets_experimantal is added but never used and could be deleted</text:p>
            </text:list-item>
          </text:list>
        </text:list-item>
      </text:list>
      <text:p text:style-name="P8"><text:span text:style-name="T8">lib/</text:span>roi_pooling_layer.py</text:p>
      <text:p text:style-name="P11"><text:soft-page-break/>remark: use lib/make.sh if you'd like to compile again</text:p>
      <text:list xml:id="list1325561682712837896" text:style-name="L10">
        <text:list-item>
          <text:p text:style-name="P47">roi_pooling_op.cc</text:p>
          <text:list>
            <text:list-item>
              <text:p text:style-name="P47">small but important changes in order to implement roi pooling for rotated boxes (e.g. add orientation as input to the op)</text:p>
            </text:list-item>
          </text:list>
        </text:list-item>
        <text:list-item>
          <text:p text:style-name="P47">roi_pooling_op_gpu.cu.cc</text:p>
          <text:list>
            <text:list-item>
              <text:p text:style-name="P47">Cuda code for roi pooling forward and backward pass</text:p>
            </text:list-item>
            <text:list-item>
              <text:p text:style-name="P47">could be optimized to run much faster!</text:p>
            </text:list-item>
          </text:list>
        </text:list-item>
        <text:list-item>
          <text:p text:style-name="P47">roi_pooling_op_gpu.h</text:p>
          <text:list>
            <text:list-item>
              <text:p text:style-name="P47">declare new roi pooling forward and backward functions</text:p>
            </text:list-item>
          </text:list>
        </text:list-item>
        <text:list-item>
          <text:p text:style-name="P47">roi_pooling_op_grad.py</text:p>
          <text:list>
            <text:list-item>
              <text:p text:style-name="P47">python file to register the new roi pooling operation, I've added the rotation</text:p>
            </text:list-item>
            <text:list-item>
              <text:p text:style-name="P46"><text:span text:style-name="T7">remark: _roi_pool_grad needs to return </text:span><text:span text:style-name="T6">[data_grad, </text:span><text:span text:style-name="T2">None</text:span><text:span text:style-name="T6">, </text:span><text:span text:style-name="T2">None</text:span><text:span text:style-name="T6">], </text:span><text:bookmark-start text:name="__DdeLink__7_2089240119"/><text:span text:style-name="T7">where data_grad contains the gradients with respect to the VGG output and the two 'none's indicate that there is no gradient with respect to the bounding box positions or rotations</text:span><text:bookmark-end text:name="__DdeLink__7_2089240119"/></text:p>
            </text:list-item>
          </text:list>
        </text:list-item>
      </text:list>
      <text:p text:style-name="P9"/>
      <text:p text:style-name="P10">lib/rpn_msr</text:p>
      <text:p text:style-name="P10">remark: for the three following layers I had to keep track of the orientation. I assume that every thing is correct, but as all my ground truth boxes for the same image show similar rotation, I was not able to double check this.</text:p>
      <text:list xml:id="list1277798472701714536" text:style-name="L11">
        <text:list-item>
          <text:p text:style-name="P48">anchor_target_layer_tf.py</text:p>
          <text:list>
            <text:list-item>
              <text:p text:style-name="P48"><text:bookmark-start text:name="__DdeLink__9_2089240119"/>keep track of orientations<text:bookmark-end text:name="__DdeLink__9_2089240119"/></text:p>
            </text:list-item>
          </text:list>
        </text:list-item>
        <text:list-item>
          <text:p text:style-name="P48">proposal_layer_tf.py</text:p>
          <text:list>
            <text:list-item>
              <text:p text:style-name="P48">keep track of orientations</text:p>
            </text:list-item>
          </text:list>
        </text:list-item>
        <text:list-item>
          <text:p text:style-name="P48">proposal_target_layer.py</text:p>
          <text:list>
            <text:list-item>
              <text:p text:style-name="P48">keep track of orientations</text:p>
            </text:list-item>
          </text:list>
        </text:list-item>
      </text:list>
      <text:p text:style-name="P10"/>
      <text:p text:style-name="P10">lib/utils</text:p>
      <text:p text:style-name="P5"><text:tab/>→ no changes</text:p>
      <text:p text:style-name="P5"/>
      <text:p text:style-name="P16">tools</text:p>
      <text:list xml:id="list2632965134182146991" text:style-name="L12">
        <text:list-item>
          <text:p text:style-name="P49">train_net.py</text:p>
          <text:list>
            <text:list-item>
              <text:p text:style-name="P49">run this (better use the script <text:s/><text:span text:style-name="T9">faster_rcnn_end2end_new.sh</text:span>) to train the network</text:p>
            </text:list-item>
          </text:list>
        </text:list-item>
        <text:list-item>
          <text:p text:style-name="P49">test_net.py</text:p>
          <text:list>
            <text:list-item>
              <text:p text:style-name="P50">could be used to test the network, but I did not adapt it to faster r-cnn with rotations, as I test the network otherwise (building_evaluation_short.py)</text:p>
            </text:list-item>
          </text:list>
        </text:list-item>
        <text:list-item>
          <text:p text:style-name="P52">building_evaluation.py</text:p>
          <text:list>
            <text:list-item>
              <text:p text:style-name="P35"><text:span text:style-name="T15">t</text:span><text:span text:style-name="T14">his file is used for demonstration (and evaluation) of results</text:span></text:p>
            </text:list-item>
            <text:list-item>
              <text:p text:style-name="P53">run it: </text:p>
              <text:p text:style-name="P55">python2.7 building_evaluation_git.py --model path_to_pretrained_model --<text:span text:style-name="T13">data path_to_data</text:span></text:p>
            </text:list-item>
            <text:list-item>
              <text:p text:style-name="P54">example: <text:span text:style-name="T13">/scratch/rueegnad_scratch/my_programs/Faster-RCNN_TF/tools$ python2.7 building_evaluation_git.py --model /scratch/rueegnad_scratch/my_programs/Faster-RCNN_TF/output/faster_rcnn_end2end_sI/building_train_hand_in/VGGnet_fast_rcnn_iter_60000.ckpt --data '/scratch/rueegnad_scratch/my_programs/Faster-RCNN_TF/data/building_data/' </text:span></text:p>
            </text:list-item>
          </text:list>
          <text:p text:style-name="P31"/>
        </text:list-item>
      </text:list>
      <text:p text:style-name="P9"/>
      <text:p text:style-name="P15">experiments</text:p>
      <text:list xml:id="list3792884920752496884" text:style-name="L13">
        <text:list-item>
          <text:p text:style-name="P57">cfgs/faster_rcnn_end2end_new.yml contains our configurations</text:p>
        </text:list-item>
        <text:list-item>
          <text:p text:style-name="P57">log contains all logs (con<text:span text:style-name="T12">s</text:span>ole output<text:span text:style-name="T12">)</text:span></text:p>
        </text:list-item>
        <text:list-item>
          <text:p text:style-name="P58"><text:soft-page-break/>scripts/faster_rcnn_end2end_new.sh is used to train the network, run:</text:p>
          <text:p text:style-name="P56"><text:bookmark-start text:name="__DdeLink__21_2089240119"/>./experiments/scripts/faster_rcnn_end2end_new.sh 0 VGG16 building<text:bookmark-end text:name="__DdeLink__21_2089240119"/></text:p>
        </text:list-item>
      </text:list>
      <text:p text:style-name="P11"/>
      <text:p text:style-name="P15">data</text:p>
      <text:list xml:id="list1987824774665824657" text:style-name="L14">
        <text:list-item>
          <text:p text:style-name="P59">building_data_big_imgs contains our data</text:p>
        </text:list-item>
        <text:list-item>
          <text:p text:style-name="P51">cache contains a .pkl file which needs to be deleted before using a new dataset!</text:p>
        </text:list-item>
        <text:list-item>
          <text:p text:style-name="P51">pretrain_model contains the pretrained VGG part of the network (VGG_imagenet.npy)</text:p>
        </text:list-item>
        <text:list-item>
          <text:p text:style-name="P51">demo is a folder with a few images for illustration, but we never use it</text:p>
        </text:list-item>
      </text:list>
      <text:p text:style-name="P9"/>
      <text:p text:style-name="P16">output/faster_rcnn_end2end_sI</text:p>
      <text:list xml:id="list6913090203768130815" text:style-name="L15">
        <text:list-item>
          <text:p text:style-name="P60">i've included an example model into a folder called 'building_train'</text:p>
        </text:list-item>
        <text:list-item>
          <text:p text:style-name="P61">as soon as you train your own model, this folder will <text:span text:style-name="T18">host</text:span> your <text:span text:style-name="T18">trained network / </text:span>results</text:p>
        </text:list-item>
      </text:list>
      <text:p text:style-name="P12"/>
      <text:list xml:id="list164348521386720" text:continue-list="list8668101349872434374" text:style-name="L7">
        <text:list-item>
          <text:list>
            <text:list-header>
              <text:p text:style-name="P42"/>
            </text:list-header>
          </text:list>
        </text:list-item>
      </text:list>
      <text:p text:style-name="P2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12:44.473676018</meta:creation-date>
    <dc:date>2017-02-24T16:43:47.599518613</dc:date>
    <meta:editing-duration>PT5H23M41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4" meta:paragraph-count="116" meta:word-count="969" meta:character-count="6368" meta:non-whitespace-character-count="5591"/>
  </office:meta>
</office:document-meta>
</file>